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Collector.deletedInCurrentBuild( String 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Collector.processedInCurrentBuild( String 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Collector.getMetadat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adataCollector.add( Item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Collector.MetadataCollector( ProcessingEnvironment processingEnvironment , CandidateComponentsMetadata previou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Collector.shouldBeMerged( ItemMetadata itemMeta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Collector.markAsProcessed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Collector.processing( RoundEnvironment round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